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F2E8CB999A49DE9214.png" manifest:media-type="image/png"/>
  <manifest:file-entry manifest:full-path="Pictures/10000201000000EF000000F29F5CC337C004330E.png" manifest:media-type="image/png"/>
  <manifest:file-entry manifest:full-path="Pictures/10000201000001C70000013B2C07FD4C49A2DC83.png" manifest:media-type="image/png"/>
  <manifest:file-entry manifest:full-path="Pictures/100000000000050B000002FB59288C51AB519853.png" manifest:media-type="image/png"/>
  <manifest:file-entry manifest:full-path="Pictures/10000201000000A30000016577275893A3644EA4.png" manifest:media-type="image/png"/>
  <manifest:file-entry manifest:full-path="Pictures/10000201000000A300000165F97EC72459BB1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585cm" fo:min-width="0.335cm"/>
    </style:style>
    <style:style style:name="gr3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902cm" fo:padding-top="0.14cm" fo:padding-bottom="0.14cm" fo:padding-left="0.265cm" fo:padding-right="0.265cm"/>
    </style:style>
    <style:style style:name="gr4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4.317cm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8.569cm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694cm"/>
    </style:style>
    <style:style style:name="gr8" style:family="graphic" style:parent-style-name="standard">
      <style:graphic-properties draw:stroke="none" svg:stroke-color="#000000" draw:fill="none" draw:fill-color="#ffffff" fo:min-height="0.487cm"/>
    </style:style>
    <style:style style:name="gr9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108cm" fo:padding-top="0.14cm" fo:padding-bottom="0.14cm" fo:padding-left="0.265cm" fo:padding-right="0.2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0.983cm" fo:min-width="1.003cm" fo:padding-top="0.14cm" fo:padding-bottom="0.14cm" fo:padding-left="0.265cm" fo:padding-right="0.265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6633" fo:font-weight="bold" style:font-weight-asian="bold" style:font-weight-complex="bold"/>
    </style:style>
    <style:style style:name="P3" style:family="paragraph">
      <loext:graphic-properties draw:fill="solid" draw:fill-color="#ffffcc"/>
      <style:paragraph-properties fo:text-align="center"/>
      <style:text-properties fo:color="#ff6633" fo:font-size="18pt" fo:font-weight="bold" fo:background-color="#b3b300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336cm" svg:height="9.654cm" svg:x="1.906cm" svg:y="1.574cm">
          <draw:image xlink:href="Pictures/100000000000050B000002FB59288C51AB519853.png" xlink:type="simple" xlink:show="embed" xlink:actuate="onLoad">
            <text:p/>
          </draw:image>
        </draw:frame>
        <draw:custom-shape draw:style-name="gr2" draw:text-style-name="P3" draw:layer="layout" svg:width="1.179cm" svg:height="1.179cm" svg:x="6.609cm" svg:y="7.6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8.033cm" svg:y="2.42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10.706cm" svg:y="2.01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16.052cm" svg:y="9.93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3" draw:text-style-name="P5" draw:layer="layout" svg:width="2.608cm" svg:height="1.814cm" svg:x="6.549cm" svg:y="15.099cm">
          <text:p text:style-name="P4"><text:span text:style-name="T2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57cm" svg:height="7.352cm" svg:x="14.9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16.733cm" svg:y="12.576cm">
          <draw:image xlink:href="Pictures/10000201000000A300000165F97EC72459BB11C3.png" xlink:type="simple" xlink:show="embed" xlink:actuate="onLoad">
            <text:p/>
          </draw:image>
        </draw:frame>
        <draw:frame draw:style-name="gr1" draw:text-style-name="P1" draw:layer="layout" svg:width="2.703cm" svg:height="1.871cm" svg:x="1.01cm" svg:y="15.13cm">
          <draw:image xlink:href="Pictures/10000201000001C70000013B2C07FD4C49A2DC83.png" xlink:type="simple" xlink:show="embed" xlink:actuate="onLoad">
            <text:p/>
          </draw:image>
        </draw:frame>
        <draw:frame draw:style-name="gr1" draw:text-style-name="P1" draw:layer="layout" svg:width="0.602cm" svg:height="0.61cm" svg:x="6.443cm" svg:y="14.898cm">
          <draw:image xlink:href="Pictures/10000201000000EF000000F29F5CC337C004330E.png" xlink:type="simple" xlink:show="embed" xlink:actuate="onLoad">
            <text:p/>
          </draw:image>
        </draw:frame>
        <draw:frame draw:style-name="gr5" draw:text-style-name="P6" draw:layer="layout" svg:width="3.899cm" svg:height="1.199cm" svg:x="15.425cm" svg:y="14.821cm">
          <draw:text-box>
            <text:p><text:span text:style-name="T3">Apache2-Webserver</text:span></text:p>
          </draw:text-box>
        </draw:frame>
        <draw:custom-shape draw:style-name="gr6" draw:text-style-name="P1" draw:layer="layout" svg:width="9.109cm" svg:height="7.352cm" svg:x="5.4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9.683cm" svg:y="12.47cm">
          <draw:image xlink:href="Pictures/10000201000000A30000016577275893A3644EA4.png" xlink:type="simple" xlink:show="embed" xlink:actuate="onLoad">
            <text:p/>
          </draw:image>
        </draw:frame>
        <draw:frame draw:style-name="gr7" draw:text-style-name="P6" draw:layer="layout" svg:width="3.211cm" svg:height="0.944cm" svg:x="1.01cm" svg:y="16.871cm">
          <draw:text-box>
            <text:p><text:span text:style-name="T3">Monitor-Client</text:span></text:p>
          </draw:text-box>
        </draw:frame>
        <draw:frame draw:style-name="gr8" draw:text-style-name="P6" draw:layer="layout" svg:width="2.745cm" svg:height="0.737cm" svg:x="10.802cm" svg:y="13.691cm">
          <draw:text-box>
            <text:p><text:span text:style-name="T3">ELK-Stack</text:span></text:p>
          </draw:text-box>
        </draw:frame>
        <draw:custom-shape draw:style-name="gr9" draw:text-style-name="P5" draw:layer="layout" svg:width="1.814cm" svg:height="1.814cm" svg:x="10.847cm" svg:y="15.024cm">
          <text:p text:style-name="P4"><text:span text:style-name="T2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14cm" svg:height="1.814cm" svg:x="16.447cm" svg:y="15.625cm">
          <text:p text:style-name="P4"><text:span text:style-name="T3">rsys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14cm" svg:height="1.814cm" svg:x="16.447cm" svg:y="18.326cm">
          <text:p text:style-name="P4"><text:span text:style-name="T3">fileb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7.321cm" svg:y1="17.435cm" svg:x2="17.321cm" svg:y2="18.343cm">
          <text:p/>
        </draw:line>
        <draw:line draw:style-name="gr10" draw:text-style-name="P1" draw:layer="layout" svg:x1="16.433cm" svg:y1="19.231cm" svg:x2="12.728cm" svg:y2="16.037cm">
          <text:p/>
        </draw:line>
        <draw:line draw:style-name="gr10" draw:text-style-name="P1" draw:layer="layout" svg:x1="10.839cm" svg:y1="15.924cm" svg:x2="9.157cm" svg:y2="15.924cm">
          <text:p/>
        </draw:line>
        <draw:custom-shape draw:style-name="gr9" draw:text-style-name="P7" draw:layer="layout" svg:width="1.814cm" svg:height="1.814cm" svg:x="6.847cm" svg:y="18.725cm">
          <text:p text:style-name="P4"><text:span text:style-name="T3">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7.966cm" svg:y1="17.001cm" svg:x2="7.966cm" svg:y2="18.678cm">
          <text:p/>
        </draw:line>
        <draw:line draw:style-name="gr10" draw:text-style-name="P1" draw:layer="layout" svg:x1="7.389cm" svg:y1="18.528cm" svg:x2="7.385cm" svg:y2="16.959cm">
          <text:p/>
        </draw:line>
        <draw:line draw:style-name="gr10" draw:text-style-name="P1" draw:layer="layout" svg:x1="6.605cm" svg:y1="19.08cm" svg:x2="3.77cm" svg:y2="17.209cm">
          <text:p/>
        </draw:line>
        <draw:line draw:style-name="gr10" draw:text-style-name="P1" draw:layer="layout" svg:x1="4.168cm" svg:y1="16.756cm" svg:x2="6.756cm" svg:y2="18.513cm">
          <text:p/>
        </draw:line>
        <draw:line draw:style-name="gr11" draw:text-style-name="P1" draw:layer="layout" svg:x1="12.842cm" svg:y1="15.394cm" svg:x2="16.376cm" svg:y2="18.399cm">
          <text:p/>
        </draw:line>
        <draw:custom-shape draw:style-name="gr12" draw:text-style-name="P5" draw:layer="layout" svg:width="1.669cm" svg:height="1.399cm" svg:x="9.996cm" svg:y="17.962cm">
          <text:p text:style-name="P4"><text:span text:style-name="T2">geo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385cm" svg:height="0.47cm" svg:x="9.928cm" svg:y="17.807cm">
          <draw:image xlink:href="Pictures/10000201000000EF000000F2E8CB999A49DE9214.png" xlink:type="simple" xlink:show="embed" xlink:actuate="onLoad">
            <text:p/>
          </draw:image>
        </draw:frame>
        <draw:line draw:style-name="gr13" draw:text-style-name="P4" draw:layer="layout" svg:x1="9.092cm" svg:y1="16.957cm" svg:x2="9.91cm" svg:y2="17.7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0:28:26.584687068</meta:creation-date>
    <dc:date>2018-06-08T22:38:10.796204197</dc:date>
    <meta:editing-duration>PT11H58M39S</meta:editing-duration>
    <meta:editing-cycles>9</meta:editing-cycles>
    <meta:generator>LibreOffice/6.0.5.1$Linux_X86_64 LibreOffice_project/00m0$Build-1</meta:generator>
    <meta:document-statistic meta:object-count="30"/>
  </office:meta>
</office:document-meta>
</file>